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8/content.xml" manifest:media-type="text/xml"/>
  <manifest:file-entry manifest:full-path="Object 8/settings.xml" manifest:media-type="text/xml"/>
  <manifest:file-entry manifest:full-path="Object 8/" manifest:version="1.4" manifest:media-type="application/vnd.oasis.opendocument.formula"/>
  <manifest:file-entry manifest:full-path="Pictures/10000000000000B5000000DC3F29F889.png" manifest:media-type="image/png"/>
  <manifest:file-entry manifest:full-path="Pictures/10000000000000DF0000013CC02B11F8.png" manifest:media-type="image/png"/>
  <manifest:file-entry manifest:full-path="Object 9/content.xml" manifest:media-type="text/xml"/>
  <manifest:file-entry manifest:full-path="Object 9/settings.xml" manifest:media-type="text/xml"/>
  <manifest:file-entry manifest:full-path="Object 9/" manifest:version="1.4" manifest:media-type="application/vnd.oasis.opendocument.formula"/>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7/content.xml" manifest:media-type="text/xml"/>
  <manifest:file-entry manifest:full-path="Object 7/settings.xml" manifest:media-type="text/xml"/>
  <manifest:file-entry manifest:full-path="Object 7/" manifest:version="1.4" manifest:media-type="application/vnd.oasis.opendocument.formula"/>
  <manifest:file-entry manifest:full-path="meta.xml" manifest:media-type="text/xml"/>
  <manifest:file-entry manifest:full-path="Configurations2/" manifest:media-type="application/vnd.sun.xml.ui.configuration"/>
  <manifest:file-entry manifest:full-path="content.xml" manifest:media-type="text/xml"/>
  <manifest:file-entry manifest:full-path="Object 10/content.xml" manifest:media-type="text/xml"/>
  <manifest:file-entry manifest:full-path="Object 10/settings.xml" manifest:media-type="text/xml"/>
  <manifest:file-entry manifest:full-path="Object 10/" manifest:version="1.4"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right="0.0335in"/>
    </style:style>
    <style:style style:name="P2" style:family="paragraph" style:parent-style-name="Standard">
      <style:text-properties fo:font-size="12pt" style:rfc-language-tag="es-ES-u-co-trad" fo:language="es" fo:country="ES" style:font-size-asian="12pt" style:font-size-complex="12pt"/>
    </style:style>
    <style:style style:name="P3" style:family="paragraph" style:parent-style-name="List_20_Paragraph" style:list-style-name="WWNum6"/>
    <style:style style:name="P4" style:family="paragraph" style:parent-style-name="List_20_Paragraph" style:list-style-name="WWNum6">
      <style:text-properties style:text-underline-style="solid" style:text-underline-width="auto" style:text-underline-color="font-color" fo:background-color="#ffffa6"/>
    </style:style>
    <style:style style:name="P5" style:family="paragraph" style:parent-style-name="List_20_Paragraph">
      <style:text-properties fo:font-size="12pt" style:rfc-language-tag="es-ES-u-co-trad" fo:language="es" fo:country="ES" style:font-size-asian="12pt" style:font-size-complex="12pt"/>
    </style:style>
    <style:style style:name="P6" style:family="paragraph" style:parent-style-name="List_20_Paragraph">
      <style:text-properties fo:font-size="12pt" style:rfc-language-tag="es-ES-u-co-trad" fo:language="es" fo:country="ES" fo:font-weight="bold" style:font-size-asian="12pt" style:font-weight-asian="bold" style:font-size-complex="12pt" style:font-weight-complex="bold"/>
    </style:style>
    <style:style style:name="P7" style:family="paragraph" style:parent-style-name="List_20_Paragraph" style:list-style-name="WWNum6">
      <style:text-properties fo:background-color="#ffffa6"/>
    </style:style>
    <style:style style:name="P8" style:family="paragraph" style:parent-style-name="List_20_Paragraph">
      <style:paragraph-properties fo:margin-left="0.25in"/>
    </style:style>
    <style:style style:name="P9" style:family="paragraph" style:parent-style-name="List_20_Paragraph">
      <style:paragraph-properties fo:margin-left="0.25in"/>
      <style:text-properties fo:font-size="12pt" style:rfc-language-tag="es-ES-u-co-trad" fo:language="es" fo:country="ES" fo:font-weight="bold" officeooo:rsid="000d76b6" fo:background-color="#ffffa6" style:font-size-asian="12pt" style:font-weight-asian="bold" style:font-size-complex="12pt" style:font-weight-complex="bold"/>
    </style:style>
    <style:style style:name="P10" style:family="paragraph" style:parent-style-name="List_20_Paragraph">
      <style:paragraph-properties fo:margin-left="0.25in"/>
      <style:text-properties fo:font-size="12pt" style:rfc-language-tag="es-ES-u-co-trad" fo:language="es" fo:country="ES" fo:font-weight="bold" officeooo:rsid="000f176e" officeooo:paragraph-rsid="000f176e" fo:background-color="#ffffa6" style:font-size-asian="12pt" style:font-weight-asian="bold" style:font-size-complex="12pt" style:font-weight-complex="bold"/>
    </style:style>
    <style:style style:name="P11" style:family="paragraph" style:parent-style-name="List_20_Paragraph">
      <style:paragraph-properties fo:margin-left="0.25in"/>
      <style:text-properties fo:background-color="#ffffa6"/>
    </style:style>
    <style:style style:name="P12" style:family="paragraph" style:parent-style-name="List_20_Paragraph">
      <style:paragraph-properties fo:text-align="start" style:justify-single-word="false"/>
    </style:style>
    <style:style style:name="P13" style:family="paragraph" style:parent-style-name="List_20_Paragraph">
      <style:text-properties fo:font-size="14pt" style:rfc-language-tag="es-ES-u-co-trad" fo:language="es" fo:country="ES" fo:font-weight="bold" style:font-name-asian="F" style:font-size-asian="14pt" style:font-weight-asian="bold" style:font-size-complex="14pt" style:font-weight-complex="bold"/>
    </style:style>
    <style:style style:name="P14" style:family="paragraph" style:parent-style-name="Standard">
      <style:text-properties fo:font-size="12pt" style:rfc-language-tag="es-ES-u-co-trad" fo:language="es" fo:country="ES" fo:font-weight="bold" style:font-name-asian="F" style:font-size-asian="12pt" style:font-weight-asian="bold" style:font-size-complex="12pt" style:font-weight-complex="bold"/>
    </style:style>
    <style:style style:name="P15" style:family="paragraph" style:parent-style-name="List_20_Paragraph" style:list-style-name="WWNum7">
      <style:paragraph-properties fo:margin-left="0.7417in" fo:text-indent="-0.25in" style:auto-text-indent="false"/>
    </style:style>
    <style:style style:name="P16" style:family="paragraph" style:parent-style-name="Standard">
      <style:paragraph-properties fo:margin-left="0.7417in" fo:text-indent="0.2417in" style:auto-text-indent="false"/>
      <style:text-properties fo:background-color="#ffffa6"/>
    </style:style>
    <style:style style:name="P17" style:family="paragraph" style:parent-style-name="List_20_Paragraph">
      <style:paragraph-properties fo:margin-left="0.7417in" fo:text-indent="0.2417in" style:auto-text-indent="false"/>
    </style:style>
    <style:style style:name="P18" style:family="paragraph" style:parent-style-name="List_20_Paragraph">
      <style:paragraph-properties fo:margin-left="0.9835in"/>
    </style:style>
    <style:style style:name="P19" style:family="paragraph" style:parent-style-name="List_20_Paragraph">
      <style:paragraph-properties fo:margin-left="0.9835in"/>
      <style:text-properties fo:background-color="#ffffa6"/>
    </style:style>
    <style:style style:name="P20" style:family="paragraph" style:parent-style-name="Standard">
      <style:text-properties fo:font-size="12pt" style:rfc-language-tag="es-ES-u-co-trad" fo:language="es" fo:country="ES" fo:font-weight="bold" style:font-size-asian="12pt" style:font-weight-asian="bold" style:font-size-complex="12pt" style:font-weight-complex="bold"/>
    </style:style>
    <style:style style:name="P21" style:family="paragraph" style:parent-style-name="List_20_Paragraph" style:list-style-name="WWNum7"/>
    <style:style style:name="P22" style:family="paragraph" style:parent-style-name="List_20_Paragraph">
      <style:paragraph-properties fo:margin-left="1in"/>
      <style:text-properties fo:font-size="14pt" style:font-size-asian="14pt" style:font-size-complex="14pt"/>
    </style:style>
    <style:style style:name="P23" style:family="paragraph" style:parent-style-name="List_20_Paragraph">
      <style:paragraph-properties fo:margin-left="1in"/>
      <style:text-properties fo:font-size="14pt" style:font-name-asian="F" style:font-size-asian="14pt" style:font-size-complex="14pt" style:font-style-complex="italic"/>
    </style:style>
    <style:style style:name="P24" style:family="paragraph" style:parent-style-name="List_20_Paragraph">
      <style:paragraph-properties fo:margin-left="0.9835in"/>
      <style:text-properties fo:font-size="14pt" style:rfc-language-tag="es-ES-u-co-trad" fo:language="es" fo:country="ES" fo:font-weight="bold" officeooo:paragraph-rsid="000f176e" style:font-name-asian="F" style:font-size-asian="14pt" style:font-weight-asian="bold" style:font-size-complex="14pt" style:font-weight-complex="bold"/>
    </style:style>
    <style:style style:name="P25" style:family="paragraph" style:parent-style-name="List_20_Paragraph">
      <style:paragraph-properties fo:margin-left="0.9835in"/>
      <style:text-properties fo:font-size="14pt" style:rfc-language-tag="es-ES-u-co-trad" fo:language="es" fo:country="ES" fo:font-weight="bold" officeooo:rsid="000f176e" officeooo:paragraph-rsid="000f176e" fo:background-color="#ffffa6" style:font-name-asian="F" style:font-size-asian="14pt" style:font-weight-asian="bold" style:font-size-complex="14pt" style:font-weight-complex="bold"/>
    </style:style>
    <style:style style:name="P26" style:family="paragraph" style:parent-style-name="List_20_Paragraph">
      <style:paragraph-properties fo:margin-left="1in"/>
      <style:text-properties officeooo:paragraph-rsid="000f176e" fo:background-color="#ffffa6"/>
    </style:style>
    <style:style style:name="P27" style:family="paragraph" style:parent-style-name="List_20_Paragraph">
      <style:paragraph-properties fo:margin-left="0.9835in"/>
      <style:text-properties fo:font-size="14pt" style:rfc-language-tag="es-ES-u-co-trad" fo:language="es" fo:country="ES" fo:font-weight="bold" style:font-name-asian="F" style:font-size-asian="14pt" style:font-weight-asian="bold" style:font-size-complex="14pt" style:font-weight-complex="bold"/>
    </style:style>
    <style:style style:name="P28" style:family="paragraph" style:parent-style-name="List_20_Paragraph">
      <style:paragraph-properties fo:margin-left="0in"/>
      <style:text-properties fo:font-size="14pt" style:rfc-language-tag="es-ES-u-co-trad" fo:language="es" fo:country="ES" fo:font-weight="bold" style:font-name-asian="F" style:font-size-asian="14pt" style:font-weight-asian="bold" style:font-size-complex="14pt" style:font-weight-complex="bold"/>
    </style:style>
    <style:style style:name="T1" style:family="text">
      <style:text-properties fo:font-size="12pt" style:rfc-language-tag="es-ES-u-co-trad" fo:language="es" fo:country="ES" fo:font-weight="bold" style:font-size-asian="12pt" style:font-weight-asian="bold" style:font-size-complex="12pt"/>
    </style:style>
    <style:style style:name="T2" style:family="text">
      <style:text-properties fo:font-size="12pt" style:rfc-language-tag="es-ES-u-co-trad" fo:language="es" fo:country="ES" fo:font-weight="bold" officeooo:rsid="000d76b6" style:font-size-asian="12pt" style:font-weight-asian="bold" style:font-size-complex="12pt"/>
    </style:style>
    <style:style style:name="T3" style:family="text">
      <style:text-properties fo:font-size="12pt" style:rfc-language-tag="es-ES-u-co-trad" fo:language="es" fo:country="ES" style:font-size-asian="12pt" style:font-size-complex="12pt"/>
    </style:style>
    <style:style style:name="T4" style:family="text">
      <style:text-properties fo:font-size="12pt" style:rfc-language-tag="es-ES-u-co-trad" fo:language="es" fo:country="ES" fo:font-weight="bold" style:font-size-asian="12pt" style:font-weight-asian="bold" style:font-size-complex="12pt" style:font-weight-complex="bold"/>
    </style:style>
    <style:style style:name="T5" style:family="text">
      <style:text-properties fo:font-size="12pt" style:rfc-language-tag="es-ES-u-co-trad" fo:language="es" fo:country="ES" fo:font-weight="bold" officeooo:rsid="000ef0ee" style:font-size-asian="12pt" style:font-weight-asian="bold" style:font-size-complex="12pt" style:font-weight-complex="bold"/>
    </style:style>
    <style:style style:name="T6" style:family="text">
      <style:text-properties fo:font-size="12pt" style:rfc-language-tag="es-ES-u-co-trad" fo:language="es" fo:country="ES" fo:font-weight="bold" officeooo:rsid="000d76b6" style:font-size-asian="12pt" style:font-weight-asian="bold" style:font-size-complex="12pt" style:font-weight-complex="bold"/>
    </style:style>
    <style:style style:name="T7" style:family="text">
      <style:text-properties fo:font-size="12pt" style:rfc-language-tag="es-ES-u-co-trad" fo:language="es" fo:country="ES" fo:font-weight="bold" officeooo:rsid="00115fa6" style:font-size-asian="12pt" style:font-weight-asian="bold" style:font-size-complex="12pt" style:font-weight-complex="bold"/>
    </style:style>
    <style:style style:name="T8" style:family="text">
      <style:text-properties fo:font-size="12pt" style:rfc-language-tag="es-ES-u-co-trad" fo:language="es" fo:country="ES" fo:font-weight="bold" fo:background-color="#ffffa6" loext:char-shading-value="0" style:font-size-asian="12pt" style:font-weight-asian="bold" style:font-size-complex="12pt" style:font-weight-complex="bold"/>
    </style:style>
    <style:style style:name="T9" style:family="text">
      <style:text-properties fo:font-size="12pt" style:rfc-language-tag="es-ES-u-co-trad" fo:language="es" fo:country="ES" fo:font-weight="bold" officeooo:rsid="000d76b6" fo:background-color="#ffffa6" loext:char-shading-value="0" style:font-size-asian="12pt" style:font-weight-asian="bold" style:font-size-complex="12pt" style:font-weight-complex="bold"/>
    </style:style>
    <style:style style:name="T10" style:family="text">
      <style:text-properties fo:font-size="12pt" style:rfc-language-tag="es-ES-u-co-trad" fo:language="es" fo:country="ES" fo:font-weight="bold" officeooo:rsid="000f176e" fo:background-color="#ffffa6" loext:char-shading-value="0" style:font-size-asian="12pt" style:font-weight-asian="bold" style:font-size-complex="12pt" style:font-weight-complex="bold"/>
    </style:style>
    <style:style style:name="T11" style:family="text">
      <style:text-properties fo:font-size="14pt" style:rfc-language-tag="es-ES-u-co-trad" fo:language="es" fo:country="ES" style:font-size-asian="14pt" style:font-size-complex="14pt"/>
    </style:style>
    <style:style style:name="T12" style:family="text">
      <style:text-properties fo:font-size="14pt" style:rfc-language-tag="es-ES-u-co-trad" fo:language="es" fo:country="ES" fo:font-weight="bold" style:font-name-asian="F" style:font-size-asian="14pt" style:font-weight-asian="bold" style:font-size-complex="14pt" style:font-weight-complex="bold"/>
    </style:style>
    <style:style style:name="T13" style:family="text">
      <style:text-properties fo:font-size="14pt" style:rfc-language-tag="es-ES-u-co-trad" fo:language="es" fo:country="ES" fo:font-weight="bold" style:font-name-asian="F" style:font-size-asian="14pt" style:font-weight-asian="bold" style:font-size-complex="14pt"/>
    </style:style>
    <style:style style:name="T14" style:family="text">
      <style:text-properties fo:font-size="12pt" style:rfc-language-tag="es-ES-u-co-trad" fo:language="es" fo:country="ES" fo:font-weight="bold" style:font-name-asian="F" style:font-size-asian="12pt" style:font-weight-asian="bold" style:font-size-complex="12pt" style:font-weight-complex="bold"/>
    </style:style>
    <style:style style:name="T15" style:family="text">
      <style:text-properties fo:font-size="14pt" style:rfc-language-tag="es-ES-u-co-trad" fo:language="es" fo:country="ES" fo:font-weight="bold" officeooo:rsid="000d76b6" style:font-name-asian="F" style:font-size-asian="14pt" style:font-weight-asian="bold" style:font-size-complex="14pt" style:font-weight-complex="bold"/>
    </style:style>
    <style:style style:name="T16" style:family="text">
      <style:text-properties fo:font-size="14pt" style:rfc-language-tag="es-ES-u-co-trad" fo:language="es" fo:country="ES" fo:font-weight="bold" officeooo:rsid="000d76b6" fo:background-color="#ffffa6" loext:char-shading-value="0" style:font-name-asian="F" style:font-size-asian="14pt" style:font-weight-asian="bold" style:font-size-complex="14pt" style:font-weight-complex="bold"/>
    </style:style>
    <style:style style:name="T17" style:family="text">
      <style:text-properties fo:font-size="14pt" style:font-name-asian="F" style:font-size-asian="14pt" style:font-size-complex="14pt" style:font-style-complex="italic"/>
    </style:style>
    <style:style style:name="T18" style:family="text">
      <style:text-properties fo:font-size="14pt" style:font-size-asian="14pt" style:font-size-complex="14pt"/>
    </style:style>
    <style:style style:name="T19" style:family="text">
      <style:text-properties fo:font-size="14pt" style:rfc-language-tag="es-ES-u-co-trad" fo:language="es" fo:country="ES" fo:font-weight="bold" officeooo:rsid="000ef0ee" style:font-name-asian="F" style:font-size-asian="14pt" style:font-weight-asian="bold" style:font-size-complex="14pt" style:font-weight-complex="bold"/>
    </style:style>
    <style:style style:name="T20" style:family="text">
      <style:text-properties fo:font-family="'Adwaita Mono'" fo:font-size="14pt" style:rfc-language-tag="es-ES-u-co-trad" fo:language="es" fo:country="ES" fo:font-weight="bold" officeooo:rsid="000ef0ee" style:font-name-asian="F" style:font-size-asian="14pt" style:font-weight-asian="bold" style:font-size-complex="14pt" style:font-weight-complex="bold"/>
    </style:style>
    <style:style style:name="T21" style:family="text">
      <style:text-properties fo:font-family="'Liberation Serif'" style:font-family-generic="roman" fo:font-size="14pt" style:rfc-language-tag="es-ES-u-co-trad" fo:language="es" fo:country="ES" fo:font-weight="bold" officeooo:rsid="000ef0ee" style:font-name-asian="F" style:font-size-asian="14pt" style:font-weight-asian="bold" style:font-size-complex="14pt" style:font-weight-complex="bold"/>
    </style:style>
    <style:style style:name="T22" style:family="text">
      <style:text-properties fo:font-family="'Liberation Serif'" style:font-family-generic="roman" fo:font-size="14pt" style:rfc-language-tag="es-ES-u-co-trad" fo:language="es" fo:country="ES" fo:font-weight="bold" officeooo:rsid="000f176e" style:font-name-asian="F" style:font-size-asian="14pt" style:font-weight-asian="bold" style:font-size-complex="14pt" style:font-weight-complex="bold"/>
    </style:style>
    <style:style style:name="T23" style:family="text">
      <style:text-properties fo:font-size="14pt" style:rfc-language-tag="es-ES-u-co-trad" fo:language="es" fo:country="ES" fo:font-weight="bold" officeooo:rsid="000f176e" style:font-name-asian="F" style:font-size-asian="14pt" style:font-weight-asian="bold" style:font-size-complex="14pt" style:font-weight-complex="bold"/>
    </style:style>
    <style:style style:name="T24" style:family="text">
      <style:text-properties fo:font-size="14pt" fo:font-weight="bold" style:font-name-asian="F" style:font-size-asian="14pt" style:font-weight-asian="bold" style:font-size-complex="14pt" style:font-style-complex="italic" style:font-weight-complex="bold"/>
    </style:style>
    <style:style style:name="T25" style:family="text">
      <style:text-properties fo:font-family="'Adwaita Mono'" officeooo:rsid="000ef0ee"/>
    </style:style>
    <style:style style:name="T26" style:family="text">
      <style:text-properties fo:font-family="'Liberation Serif'" style:font-family-generic="roman" officeooo:rsid="000ef0ee"/>
    </style:style>
    <style:style style:name="T27" style:family="text">
      <style:text-properties fo:font-family="'Liberation Serif'" style:font-family-generic="roman"/>
    </style:style>
    <style:style style:name="fr1" style:family="graphic" style:parent-style-name="Formula">
      <style:graphic-properties fo:margin-left="0in" fo:margin-right="0in" fo:margin-top="0in" fo:margin-bottom="0in" style:vertical-pos="middle" style:vertical-rel="text" draw:ole-draw-aspect="1"/>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ge-end-margin"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Nombre: </text:span><text:span text:style-name="T2">Massimo Yahir Chung Cruzado</text:span><text:span text:style-name="T1"> <text:tab/><text:tab/>Expediente: </text:span><text:span text:style-name="T2">325167</text:span></text:p>
      <text:p text:style-name="P2" loext:marker-style-name="T3"/>
      <text:p text:style-name="P2" loext:marker-style-name="T3"/>
      <text:p text:style-name="Standard" loext:marker-style-name="T4"><text:span text:style-name="T4">Parte Teórica </text:span><text:span text:style-name="T4"/></text:p>
      <text:p text:style-name="Standard" loext:marker-style-name="T4"><text:span text:style-name="T4">Responde las siguientes preguntas con la respuesta que consideres más adecuada:</text:span><text:span text:style-name="T4"/></text:p>
      <text:list text:style-name="WWNum6">
        <text:list-item>
          <text:p text:style-name="P3" loext:marker-style-name="T4"><text:span text:style-name="T4">¿Qué es un símbolo en alfabetos y lenguajes?<text:tab/><text:tab/><text:tab/><text:tab/><text:tab/>R= </text:span><text:span text:style-name="T5">d</text:span></text:p>
          <text:list>
            <text:list-item>
              <text:p text:style-name="P3" loext:marker-style-name="T3"><text:span text:style-name="T3">Es una letra.</text:span><text:span text:style-name="T3"/></text:p>
            </text:list-item>
            <text:list-item>
              <text:p text:style-name="P3" loext:marker-style-name="T3"><text:span text:style-name="T3">Es un número.</text:span><text:span text:style-name="T3"/></text:p>
            </text:list-item>
            <text:list-item>
              <text:p text:style-name="P3" loext:marker-style-name="T3"><text:span text:style-name="T3">Es un numero o un símbolo.</text:span><text:span text:style-name="T3"/></text:p>
            </text:list-item>
            <text:list-item>
              <text:p text:style-name="P4"><text:span text:style-name="T3">Es una entidad abstracta con significado.</text:span></text:p>
            </text:list-item>
          </text:list>
        </text:list-item>
      </text:list>
      <text:p text:style-name="P5" loext:marker-style-name="T3"/>
      <text:list text:continue-numbering="true" text:style-name="WWNum6">
        <text:list-item>
          <text:p text:style-name="P3" loext:marker-style-name="T4"><text:span text:style-name="T4">¿Qué es una subsecuencia de una cadena?<text:tab/><text:tab/><text:tab/><text:tab/><text:tab/>R= </text:span><text:span text:style-name="T6">d</text:span></text:p>
          <text:list>
            <text:list-item>
              <text:p text:style-name="P3" loext:marker-style-name="T3"><text:span text:style-name="T3">Es eliminar 0 o más letras en orden no consecutivo de una cadena.</text:span><text:span text:style-name="T3"/></text:p>
            </text:list-item>
            <text:list-item>
              <text:p text:style-name="P3" loext:marker-style-name="T3"><text:span text:style-name="T3">Es eliminar 1 o más letras en orden no consecutivo de una cadena.</text:span><text:span text:style-name="T3"/></text:p>
            </text:list-item>
            <text:list-item>
              <text:p text:style-name="P3" loext:marker-style-name="T3"><text:span text:style-name="T3">Es eliminar 0 o más letras en orden consecutivo de una cadena.</text:span><text:span text:style-name="T3"/></text:p>
            </text:list-item>
            <text:list-item>
              <text:p text:style-name="P4"><text:span text:style-name="T3">Es eliminar 1 o más letras en orden consecutivo de una cadena.</text:span></text:p>
            </text:list-item>
          </text:list>
        </text:list-item>
      </text:list>
      <text:p text:style-name="P5" loext:marker-style-name="T3"/>
      <text:list text:continue-numbering="true" text:style-name="WWNum6">
        <text:list-item>
          <text:p text:style-name="P3" loext:marker-style-name="T4"><text:span text:style-name="T4">¿Cuál de las siguientes afirmaciones sobre un alfabeto es correcta?<text:tab/><text:tab/><text:tab/><text:tab/>R= </text:span><text:span text:style-name="T6">C</text:span></text:p>
          <text:list>
            <text:list-item>
              <text:p text:style-name="P3" loext:marker-style-name="T4"><text:span text:style-name="T3">Puede ser infinito.</text:span><text:span text:style-name="T4"/></text:p>
            </text:list-item>
            <text:list-item>
              <text:p text:style-name="P3" loext:marker-style-name="T4"><text:span text:style-name="T3">Cada símbolo puede descomponerse en partes más pequeñas.</text:span><text:span text:style-name="T4"/></text:p>
            </text:list-item>
            <text:list-item>
              <text:p text:style-name="P4"><text:span text:style-name="T3">Es un conjunto finito de símbolos.</text:span></text:p>
            </text:list-item>
            <text:list-item>
              <text:p text:style-name="P3" loext:marker-style-name="T4"><text:span text:style-name="T3">Siempre tiene significado semántico.</text:span><text:span text:style-name="T4"/></text:p>
            </text:list-item>
          </text:list>
        </text:list-item>
      </text:list>
      <text:p text:style-name="P6" loext:marker-style-name="T4"/>
      <text:list text:continue-numbering="true" text:style-name="WWNum6">
        <text:list-item>
          <text:p text:style-name="P3" loext:marker-style-name="T4"><text:span text:style-name="T4">Si w = 0101, ¿cuál es su reversa?<text:tab/><text:tab/><text:tab/><text:tab/><text:tab/><text:tab/>R= </text:span><text:span text:style-name="T6">a</text:span></text:p>
          <text:list>
            <text:list-item>
              <text:p text:style-name="P4"><text:span text:style-name="T3">1010</text:span></text:p>
            </text:list-item>
            <text:list-item>
              <text:p text:style-name="P3" loext:marker-style-name="T3"><text:span text:style-name="T3">0101</text:span><text:span text:style-name="T3"/></text:p>
            </text:list-item>
            <text:list-item>
              <text:p text:style-name="P3" loext:marker-style-name="T3"><text:span text:style-name="T3">0011</text:span><text:span text:style-name="T3"/></text:p>
            </text:list-item>
            <text:list-item>
              <text:p text:style-name="P3" loext:marker-style-name="T3"><text:span text:style-name="T3">1100</text:span><text:span text:style-name="T3"/></text:p>
            </text:list-item>
          </text:list>
        </text:list-item>
      </text:list>
      <text:p text:style-name="P5" loext:marker-style-name="T3"/>
      <text:list text:continue-numbering="true" text:style-name="WWNum6">
        <text:list-item>
          <text:p text:style-name="P3" loext:marker-style-name="T4"><text:span text:style-name="T4">¿Cuál es el resultado del cierre de Kleene del lenguaje L = {a}?<text:tab/><text:tab/>R=</text:span><text:span text:style-name="T7">b</text:span></text:p>
          <text:list>
            <text:list-item>
              <text:p text:style-name="P3" loext:marker-style-name="T3"><text:span text:style-name="T3">{a, aa}</text:span><text:span text:style-name="T3"/></text:p>
            </text:list-item>
            <text:list-item>
              <text:p text:style-name="P7"><text:span text:style-name="T3">B) {λ, a, aa, aaa, …}</text:span></text:p>
            </text:list-item>
            <text:list-item>
              <text:p text:style-name="P3" loext:marker-style-name="T3"><text:span text:style-name="T3">C) {a, b, ab}</text:span><text:span text:style-name="T3"/></text:p>
            </text:list-item>
            <text:list-item>
              <text:p text:style-name="P3" loext:marker-style-name="T3"><text:span text:style-name="T3">D) {λ}</text:span><text:span text:style-name="T3"/></text:p>
            </text:list-item>
          </text:list>
        </text:list-item>
      </text:list>
      <text:p text:style-name="P5" loext:marker-style-name="T3"/>
      <text:p text:style-name="P5" loext:marker-style-name="T3"/>
      <text:p text:style-name="P5" loext:marker-style-name="T3"/>
      <text:p text:style-name="P5" loext:marker-style-name="T3"/>
      <text:list text:continue-numbering="true" text:style-name="WWNum6">
        <text:list-item>
          <text:p text:style-name="P3" loext:marker-style-name="T4"><text:soft-page-break/><text:span text:style-name="T4">¿Qué es un lenguaje?<text:tab/><text:tab/><text:tab/><text:tab/><text:tab/></text:span><text:span text:style-name="T4"/></text:p>
        </text:list-item>
      </text:list>
      <text:p text:style-name="P8"><text:span text:style-name="T8">R= </text:span><text:span text:style-name="T9">En teoría de computación es la sistematización de un conjunto de simbolos, letras y expresiones </text:span><text:span text:style-name="T10">(alfabeto)</text:span><text:span text:style-name="T9"> para comunicar de manera formal la lógica.</text:span></text:p>
      <text:p text:style-name="P9"/>
      <text:p text:style-name="P10">En otras palabras es un conjunto de alfabetos que tienen el objetivo de sistematizar lógica.</text:p>
      <text:list text:continue-numbering="true" text:style-name="WWNum6">
        <text:list-item>
          <text:p text:style-name="P3" loext:marker-style-name="T4"><text:span text:style-name="T4">¿Qué es un alfabeto? Escribe un ejemplo de representación matemática.<text:tab/><text:tab/><text:tab/><text:tab/><text:tab/></text:span><text:span text:style-name="T4"/></text:p>
        </text:list-item>
      </text:list>
      <text:p text:style-name="P11"><text:span text:style-name="T4">R= </text:span><text:span text:style-name="T6">Un alfabeto es parte de un lenguaje, un sistema conformado por conjuntos de simbolos.</text:span></text:p>
      <text:p text:style-name="P5" loext:marker-style-name="T3"/>
      <text:p text:style-name="P5" loext:marker-style-name="T3"/>
      <text:list text:continue-numbering="true" text:style-name="WWNum6">
        <text:list-item>
          <text:p text:style-name="P3" loext:marker-style-name="T4"><text:span text:style-name="T4">¿Qué es una cadena?<text:tab/><text:tab/><text:tab/><text:tab/><text:tab/></text:span><text:span text:style-name="T4"/></text:p>
        </text:list-item>
      </text:list>
      <text:p text:style-name="P11"><text:span text:style-name="T4">R= </text:span><text:span text:style-name="T6">Una cadena es el resultado de la combinación/operación/uso del alfabeto de un lenguaje.</text:span></text:p>
      <text:p text:style-name="P5" loext:marker-style-name="T3"/>
      <text:p text:style-name="P5" loext:marker-style-name="T3"/>
      <text:list text:continue-numbering="true" text:style-name="WWNum6">
        <text:list-item>
          <text:p text:style-name="P3" loext:marker-style-name="T4"><text:span text:style-name="T4">¿Qué es el lenguaje universal?<text:tab/><text:tab/><text:tab/><text:tab/><text:tab/></text:span><text:span text:style-name="T4"/></text:p>
        </text:list-item>
      </text:list>
      <text:p text:style-name="P11"><text:span text:style-name="T4">R= </text:span><text:span text:style-name="T6">El lenguaje universal en teoría de computación </text:span><text:span text:style-name="T5">es el total de todo el lenguaje incluyendo la cantidad infinita de combinaciones del alfabeto y el vacio.</text:span></text:p>
      <text:p text:style-name="P5" loext:marker-style-name="T3"/>
      <text:p text:style-name="P5" loext:marker-style-name="T3"/>
      <text:list text:continue-numbering="true" text:style-name="WWNum6">
        <text:list-item>
          <text:p text:style-name="P3" loext:marker-style-name="T4"><text:span text:style-name="T4"><text:s/>¿Qué es la teoría de la computación?<text:tab/><text:tab/><text:tab/></text:span><text:span text:style-name="T4"/></text:p>
        </text:list-item>
      </text:list>
      <text:p text:style-name="P11"><text:span text:style-name="T4">R= </text:span><text:span text:style-name="T5">Es la rama de la matematica que estudia la resolución de problemas através de la computación, el humano es limitado en cuanto a su capacidad de hacer cálculos asi que se usa la herramienta de la computadora para hacer lo que el humano no puede, en la teoría de la computación no solo se hace la resolución del problema sino que tambien se analiza si siquiera un problema es decidible asimismo se teoriza el tiempo, recursos y conceptos necesarios para poder solucionar problemas que el humano con su set de habilidades naturales no podría hacer.</text:span></text:p>
      <text:p text:style-name="P6" loext:marker-style-name="T4"/>
      <text:p text:style-name="Standard" loext:marker-style-name="T4"><text:span text:style-name="T4">Parte Practica</text:span><text:span text:style-name="T4"/></text:p>
      <text:p text:style-name="Standard" loext:marker-style-name="T4"><text:span text:style-name="T4">Resuelve los siguientes ejercicios de Alfabetos y cadenas.</text:span><text:span text:style-name="T4"/></text:p>
      <text:p text:style-name="Standard" loext:marker-style-name="T11"><text:span text:style-name="T11">Sea </text:span><draw:frame draw:style-name="fr1" draw:name="Object1" text:anchor-type="as-char" svg:width="1.5744in" svg:height="0.2102in" draw:z-index="8"><draw:object xlink:href="./Object 1" xlink:type="simple" xlink:show="embed" xlink:actuate="onLoad"/><draw:image xlink:href="./ObjectReplacements/Object 1" xlink:type="simple" xlink:show="embed" xlink:actuate="onLoad"/></draw:frame></text:p>
      <text:p text:style-name="P12" loext:marker-style-name="T12"><draw:frame draw:style-name="fr1" draw:name="Object2" text:anchor-type="as-char" svg:width="0.5665in" svg:height="0.1854in" draw:z-index="9"><draw:object xlink:href="./Object 2" xlink:type="simple" xlink:show="embed" xlink:actuate="onLoad"/><draw:image xlink:href="./ObjectReplacements/Object 2" xlink:type="simple" xlink:show="embed" xlink:actuate="onLoad"/></draw:frame></text:p>
      <text:p text:style-name="P12" loext:marker-style-name="T13"><draw:frame draw:style-name="fr1" draw:name="Object3" text:anchor-type="as-char" svg:width="0.578in" svg:height="0.1854in" draw:z-index="10"><draw:object xlink:href="./Object 3" xlink:type="simple" xlink:show="embed" xlink:actuate="onLoad"/><draw:image xlink:href="./ObjectReplacements/Object 3" xlink:type="simple" xlink:show="embed" xlink:actuate="onLoad"/></draw:frame></text:p>
      <text:p text:style-name="P12" loext:marker-style-name="T12"><draw:frame draw:style-name="fr1" draw:name="Object4" text:anchor-type="as-char" svg:width="0.5984in" svg:height="0.1854in" draw:z-index="11"><draw:object xlink:href="./Object 4" xlink:type="simple" xlink:show="embed" xlink:actuate="onLoad"/><draw:image xlink:href="./ObjectReplacements/Object 4" xlink:type="simple" xlink:show="embed" xlink:actuate="onLoad"/></draw:frame></text:p>
      <text:p text:style-name="P13" loext:marker-style-name="T12"/>
      <text:p text:style-name="Standard" loext:marker-style-name="T14"><text:span text:style-name="T14">Calcula:</text:span><text:span text:style-name="T14"/></text:p>
      <text:p text:style-name="P14" loext:marker-style-name="T14"><text:soft-page-break/></text:p>
      <text:list text:style-name="WWNum7">
        <text:list-item>
          <text:p text:style-name="P15" loext:marker-style-name="T12"><draw:frame draw:style-name="fr1" draw:name="Object5" text:anchor-type="as-char" svg:width="0.2402in" svg:height="0.1854in" draw:z-index="12"><draw:object xlink:href="./Object 5" xlink:type="simple" xlink:show="embed" xlink:actuate="onLoad"/><draw:image xlink:href="./ObjectReplacements/Object 5" xlink:type="simple" xlink:show="embed" xlink:actuate="onLoad"/></draw:frame></text:p>
        </text:list-item>
      </text:list>
      <text:p text:style-name="P16"><text:span text:style-name="T12">R = </text:span><text:span text:style-name="T15">ae12123aaeiou</text:span></text:p>
      <text:list text:continue-numbering="true" text:style-name="WWNum7">
        <text:list-item>
          <text:p text:style-name="P15" loext:marker-style-name="T12"><draw:frame draw:style-name="fr1" draw:name="Object6" text:anchor-type="as-char" svg:width="0.3626in" svg:height="0.2217in" draw:z-index="13"><draw:object xlink:href="./Object 6" xlink:type="simple" xlink:show="embed" xlink:actuate="onLoad"/><draw:image xlink:href="./ObjectReplacements/Object 6" xlink:type="simple" xlink:show="embed" xlink:actuate="onLoad"/></draw:frame></text:p>
        </text:list-item>
      </text:list>
      <text:p text:style-name="P17" loext:marker-style-name="T12"><text:span text:style-name="T12">R = </text:span><text:span text:style-name="T16">aeiouae12aeiouae12</text:span></text:p>
      <text:list text:continue-numbering="true" text:style-name="WWNum7">
        <text:list-item>
          <text:p text:style-name="P15" loext:marker-style-name="T12"><draw:frame draw:style-name="fr1" draw:name="Object7" text:anchor-type="as-char" svg:width="0.1425in" svg:height="0.2091in" draw:z-index="14"><draw:object xlink:href="./Object 7" xlink:type="simple" xlink:show="embed" xlink:actuate="onLoad"/><draw:image xlink:href="./ObjectReplacements/Object 7" xlink:type="simple" xlink:show="embed" xlink:actuate="onLoad"/></draw:frame></text:p>
        </text:list-item>
      </text:list>
      <text:p text:style-name="P18" loext:marker-style-name="T12"><text:span text:style-name="T12">R =</text:span><text:span text:style-name="T16">123a123a123a</text:span></text:p>
      <text:list text:continue-numbering="true" text:style-name="WWNum7">
        <text:list-item>
          <text:p text:style-name="P15" loext:marker-style-name="T12"><draw:frame draw:style-name="fr1" draw:name="Object8" text:anchor-type="as-char" svg:width="0.3508in" svg:height="0.1854in" draw:z-index="15"><draw:object xlink:href="./Object 8" xlink:type="simple" xlink:show="embed" xlink:actuate="onLoad"/><draw:image xlink:href="./ObjectReplacements/Object 8" xlink:type="simple" xlink:show="embed" xlink:actuate="onLoad"/></draw:frame></text:p>
        </text:list-item>
      </text:list>
      <text:p text:style-name="P19"><text:span text:style-name="T12">R = </text:span><text:span text:style-name="T15">ae12ae12123a por lo tanto la longitud es: 12</text:span></text:p>
      <text:p text:style-name="P20" loext:marker-style-name="T4"/>
      <text:p text:style-name="P20" loext:marker-style-name="T4"/>
      <text:p text:style-name="Standard" loext:marker-style-name="T4"><text:span text:style-name="T4">Resuelve los siguientes ejercicios de Lenguajes</text:span><text:span text:style-name="T4"/></text:p>
      <text:list text:continue-numbering="true" text:style-name="WWNum7">
        <text:list-item>
          <text:list>
            <text:list-item>
              <text:p text:style-name="P21" loext:marker-style-name="T17"><text:span text:style-name="T18">Construye un lenguaje sobre Σ = {0,1} que contenga todas las cadenas que tengan longitud impar.</text:span><text:span text:style-name="T17"/></text:p>
            </text:list-item>
          </text:list>
        </text:list-item>
      </text:list>
      <text:p text:style-name="P19"><text:span text:style-name="T12">R = </text:span><text:span text:style-name="T19">{w </text:span><text:span text:style-name="T20">ε</text:span><text:span text:style-name="T21">Σ*| <text:s/>|w| % 2 !</text:span><text:span text:style-name="T22">= 0}</text:span></text:p>
      <text:p text:style-name="P22" loext:marker-style-name="T18"/>
      <text:p text:style-name="P22" loext:marker-style-name="T18"/>
      <text:p text:style-name="P23" loext:marker-style-name="T17"/>
      <text:list text:continue-numbering="true" text:style-name="WWNum7">
        <text:list-item>
          <text:list>
            <text:list-item>
              <text:p text:style-name="P21" loext:marker-style-name="T17"><text:span text:style-name="T17">Da al menos 5 ejemplos de cadenas que pertenezcan al lenguaje anterior.</text:span><text:span text:style-name="T17"/></text:p>
            </text:list-item>
          </text:list>
        </text:list-item>
      </text:list>
      <text:p text:style-name="P24" loext:marker-style-name="T12">R = <text:s/></text:p>
      <text:p text:style-name="P25">w = 0</text:p>
      <text:p text:style-name="P25">w = 010</text:p>
      <text:p text:style-name="P25">w = 01010</text:p>
      <text:p text:style-name="P25">w = 1</text:p>
      <text:p text:style-name="P25">w = 101 </text:p>
      <text:p text:style-name="P23" loext:marker-style-name="T17"/>
      <text:p text:style-name="P23" loext:marker-style-name="T17"/>
      <text:p text:style-name="P23" loext:marker-style-name="T17"/>
      <text:p text:style-name="P23" loext:marker-style-name="T17"/>
      <text:p text:style-name="P23" loext:marker-style-name="T17"/>
      <text:p text:style-name="P23" loext:marker-style-name="T17"/>
      <text:list text:continue-numbering="true" text:style-name="WWNum7">
        <text:list-item>
          <text:list>
            <text:list-item>
              <text:p text:style-name="P21" loext:marker-style-name="T17"><text:soft-page-break/><text:span text:style-name="T17">Construye un lenguaje L sobre </text:span><draw:frame draw:style-name="fr1" draw:name="Object9" text:anchor-type="as-char" svg:width="0.7374in" svg:height="0.1957in" draw:z-index="16"><draw:object xlink:href="./Object 9" xlink:type="simple" xlink:show="embed" xlink:actuate="onLoad"/><draw:image xlink:href="./ObjectReplacements/Object 9" xlink:type="simple" xlink:show="embed" xlink:actuate="onLoad"/></draw:frame><text:span text:style-name="T17"><text:s/>que contenga todas las cadenas que terminen en 01.</text:span></text:p>
            </text:list-item>
          </text:list>
        </text:list-item>
      </text:list>
      <text:p text:style-name="P26"><text:span text:style-name="T12">R = </text:span><text:span text:style-name="T23">L = { x01 | x </text:span><text:span text:style-name="T20">ε</text:span><text:span text:style-name="T21">Σ*</text:span><text:span text:style-name="T22"> }</text:span></text:p>
      <text:p text:style-name="P23" loext:marker-style-name="T17"/>
      <text:p text:style-name="P23" loext:marker-style-name="T17"/>
      <text:p text:style-name="P23" loext:marker-style-name="T17"/>
      <text:p text:style-name="P23" loext:marker-style-name="T17"/>
      <text:list text:continue-numbering="true" text:style-name="WWNum7">
        <text:list-item>
          <text:list>
            <text:list-item>
              <text:p text:style-name="P21" loext:marker-style-name="T17"><text:span text:style-name="T17">Construye un lenguaje L sobre </text:span><draw:frame draw:style-name="fr1" draw:name="Object10" text:anchor-type="as-char" svg:width="0.7854in" svg:height="0.1957in" draw:z-index="17"><draw:object xlink:href="./Object 10" xlink:type="simple" xlink:show="embed" xlink:actuate="onLoad"/><draw:image xlink:href="./ObjectReplacements/Object 10" xlink:type="simple" xlink:show="embed" xlink:actuate="onLoad"/></draw:frame><text:span text:style-name="T17"><text:s text:c="2"/>que contenga todas las cadenas que comienza con </text:span><text:span text:style-name="T24">a</text:span><text:span text:style-name="T17"> y termina con </text:span><text:span text:style-name="T24">b</text:span></text:p>
            </text:list-item>
          </text:list>
        </text:list-item>
      </text:list>
      <text:p text:style-name="P27" loext:marker-style-name="T12">R = </text:p>
      <text:p text:style-name="P25">L = { axyb | x,y <text:span text:style-name="T25">ε</text:span><text:span text:style-name="T26">Σ*</text:span><text:span text:style-name="T27"> }</text:span></text:p>
      <text:p text:style-name="P23" loext:marker-style-name="T17"/>
      <text:p text:style-name="P28" loext:marker-style-name="T12"/>
      <text:p text:style-name="P14" loext:marker-style-name="T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system" style:font-pitch="variable"/>
    <style:font-face style:name="Noto Sans CJK SC" svg:font-family="'Noto Sans CJK SC'"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s" fo:country="MX"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17in" style:writing-mode="page"/>
      <style:text-properties style:use-window-font-color="true" loext:opacity="0%" style:font-name="Calibri" fo:font-size="11pt" fo:language="es" fo:country="MX"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style:font-name="Arial" fo:font-family="Arial"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iberation Sans" style:font-family-complex="'Liberation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ans" style:font-family-complex="'Liberation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ans" style:font-family-complex="'Liberation Sans'" style:font-family-generic-complex="swiss"/>
    </style:style>
    <style:style style:name="List_20_Paragraph" style:display-name="List Paragraph" style:family="paragraph" style:parent-style-name="Standard">
      <style:paragraph-properties fo:margin-left="0.5in" fo:margin-top="0in" fo:margin-bottom="0.111in" style:contextual-spacing="tru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in" fo:margin-bottom="0in" style:contextual-spacing="false" fo:line-height="100%">
        <style:tab-stops>
          <style:tab-stop style:position="3.0689in" style:type="center"/>
          <style:tab-stop style:position="6.1374in" style:type="right"/>
        </style:tab-stops>
      </style:paragraph-properties>
    </style:style>
    <style:style style:name="Footer" style:family="paragraph" style:parent-style-name="Standard" loext:linked-style-name="Pie_20_de_20_página_20_Car" style:class="extra">
      <style:paragraph-properties fo:margin-top="0in" fo:margin-bottom="0in" style:contextual-spacing="false" fo:line-height="100%">
        <style:tab-stops>
          <style:tab-stop style:position="3.0689in" style:type="center"/>
          <style:tab-stop style:position="6.1374in"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Encabezado_20_Car" style:display-name="Encabezado Car" style:family="text" style:parent-style-name="Default_20_Paragraph_20_Font" loext:linked-style-name="Header"/>
    <style:style style:name="Pie_20_de_20_página_20_Car" style:display-name="Pie de página Car" style:family="text" style:parent-style-name="Default_20_Paragraph_20_Font" loext:linked-style-name="Footer"/>
    <style:style style:name="Unresolved_20_Mention" style:display-name="Unresolved Mention" style:family="text" style:parent-style-name="Default_20_Paragraph_20_Font">
      <style:text-properties fo:color="#605e5c" loext:opacity="100%" fo:background-color="#e1dfdd"/>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fo:font-weight="bold" style:font-weight-asian="bold" style:font-weight-complex="bold"/>
    </style:style>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text-properties fo:font-weight="bold" style:font-weight-asian="bold" style:font-weight-complex="bold"/>
    </style:style>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weight="normal" style:font-weight-asian="normal" style:font-weight-complex="normal"/>
    </style:style>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Formula" style:family="graphic">
      <style:graphic-properties text:anchor-type="as-char" svg:y="0in" fo:margin-left="0in" fo:margin-right="0in" style:vertical-pos="middle" style:vertical-rel="tex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a_20_actual1" style:display-name="Lista actual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a_20_actual2" style:display-name="Lista actual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7417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48"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49"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50"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51"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54"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56" loext:num-list-format="%2%." style:num-suffix="." style:num-format="1" text:start-value="5">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83" loext:num-list-format="5%2%." style:num-prefix="5" style:num-suffix="." style:num-format="1" text:start-value="5">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Standard">
      <style:paragraph-properties fo:margin-top="0in" fo:margin-bottom="0in" style:contextual-spacing="false" fo:line-height="100%" fo:text-align="center" style:justify-single-word="false"/>
    </style:style>
    <style:style style:name="MP2" style:family="paragraph" style:parent-style-name="Footer">
      <style:paragraph-properties fo:text-align="center" style:justify-single-word="false"/>
    </style:style>
    <style:style style:name="MT1" style:family="text">
      <style:text-properties fo:font-size="10pt" style:rfc-language-tag="es-ES-u-co-trad" fo:language="es" fo:country="ES" fo:font-weight="bold" style:font-size-asian="10pt" style:font-weight-asian="bold" style:font-family-complex="Arial" style:font-family-generic-complex="system" style:font-pitch-complex="variable" style:font-size-complex="10pt"/>
    </style:style>
    <style:style style:name="MT2" style:family="text">
      <style:text-properties fo:font-size="10pt" style:rfc-language-tag="es-ES-u-co-trad" fo:language="es" fo:country="ES" fo:font-weight="bold" style:font-size-asian="10pt" style:font-weight-asian="bold" style:font-family-complex="Arial" style:font-family-generic-complex="system" style:font-pitch-complex="variable" style:font-size-complex="10pt" style:font-weight-complex="bold"/>
    </style:style>
    <style:style style:name="MT3" style:family="text">
      <style:text-properties fo:font-size="10pt" style:rfc-language-tag="es-ES-u-co-trad" fo:language="es" fo:country="ES" style:font-size-asian="10pt" style:font-family-complex="Arial" style:font-family-generic-complex="system" style:font-pitch-complex="variable" style:font-size-complex="10pt"/>
    </style:style>
    <style:style style:name="MT4" style:family="text">
      <style:text-properties fo:language="es" fo:country="ES"/>
    </style:style>
    <style:style style:name="MT5" style:family="text">
      <style:text-properties fo:font-size="12pt" fo:font-weight="bold" style:font-size-asian="12pt" style:font-weight-asian="bold" style:font-size-complex="12pt" style:font-weight-complex="bold"/>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M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ge-end-margin"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page-layout style:name="Mpm1">
      <style:page-layout-properties fo:page-width="8.5in" fo:page-height="11in" style:num-format="1" style:print-orientation="portrait" fo:margin-top="0.4917in" fo:margin-bottom="0.4917in" fo:margin-left="0.6898in" fo:margin-right="0.920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frame draw:style-name="Mfr1" draw:name="Imagen 18" text:anchor-type="char" svg:x="-0.3736in" svg:y="-0.35in" svg:width="0.7492in" svg:height="0.9299in" draw:z-index="7"><draw:image xlink:href="Pictures/10000000000000DF0000013CC02B11F8.png" xlink:type="simple" xlink:show="embed" xlink:actuate="onLoad" draw:mime-type="image/png"/><svg:desc>escuaq</svg:desc></draw:frame><draw:frame draw:style-name="Mfr2" draw:name="Imagen 17" text:anchor-type="char" svg:x="-0.4in" svg:y="-0.2874in" svg:width="0.7409in" svg:height="0.8984in" draw:z-index="3"><draw:image xlink:href="Pictures/10000000000000B5000000DC3F29F889.png" xlink:type="simple" xlink:show="embed" xlink:actuate="onLoad" draw:mime-type="image/png"/></draw:frame><text:span text:style-name="MT1">UNIVERSIDAD AUTÓNOMA DE QUERÉTARO</text:span><text:span text:style-name="MT1"/></text:p>
        <text:p text:style-name="MP1" loext:marker-style-name="MT1"><text:span text:style-name="MT1">FACULTAD DE INFORMÁTICA</text:span><text:span text:style-name="MT1"/></text:p>
        <text:p text:style-name="MP1" loext:marker-style-name="MT2"><text:span text:style-name="MT2">Teoría de la Computación</text:span><text:span text:style-name="MT2"/></text:p>
        <text:p text:style-name="MP1" loext:marker-style-name="MT3"><text:span text:style-name="MT3">Parcial 1</text:span><text:span text:style-name="MT3"/></text:p>
        <text:p text:style-name="Header"/>
      </style:header>
      <style:footer>
        <text:p text:style-name="MP2"><text:span text:style-name="MT4">Página </text:span><text:span text:style-name="MT5"><text:page-number text:select-page="current">4</text:page-number></text:span><text:span text:style-name="MT4"><text:s/>de </text:span><text:span text:style-name="MT5"><text:page-count>4</text:page-count></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Sulima</meta:initial-creator>
    <meta:editing-cycles>23</meta:editing-cycles>
    <meta:print-date>2026-02-12T11:52:33.477726718</meta:print-date>
    <meta:creation-date>2026-02-12T14:59:00</meta:creation-date>
    <dc:date>2026-02-12T11:55:39.559559410</dc:date>
    <meta:editing-duration>PT21M15S</meta:editing-duration>
    <meta:generator>LibreOffice/25.8.4.2$Linux_X86_64 LibreOffice_project/580$Build-2</meta:generator>
    <meta:printed-by>PDF files</meta:printed-by>
    <meta:document-statistic meta:table-count="0" meta:image-count="2" meta:object-count="10" meta:page-count="4" meta:paragraph-count="74" meta:word-count="599" meta:character-count="3185" meta:non-whitespace-character-count="2638"/>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sub>
        <mi>Σ</mi>
        <mn>1</mn>
      </msub>
      <mtext>=</mtext>
      <mo stretchy="false">{</mo>
      <mi>a</mi>
      <mi>,</mi>
      <mi>e</mi>
      <mi>,</mi>
      <mi>i</mi>
      <mi>,</mi>
      <mi>o</mi>
      <mi>,</mi>
      <mi>u</mi>
      <mi>,</mi>
      <mn>1,2,3</mn>
      <mo stretchy="false">}</mo>
    </mrow>
    <annotation encoding="StarMath 5.0">{Σ } rsub {1} "="\{a,e,i,o,u,1,2,3\}</annotation>
  </semantics>
</math>
</file>

<file path=Object 10/content.xml><?xml version="1.0" encoding="utf-8"?>
<math xmlns="http://www.w3.org/1998/Math/MathML" display="block">
  <semantics>
    <mrow>
      <mi>Σ</mi>
      <mtext> </mtext>
      <mtext>=</mtext>
      <mtext> </mtext>
      <mo stretchy="false">{</mo>
      <mi>a</mi>
      <mi>,</mi>
      <mi>b</mi>
      <mo stretchy="false">}</mo>
    </mrow>
    <annotation encoding="StarMath 5.0">Σ " ""="" "\{ a,b \}</annotation>
  </semantics>
</math>
</file>

<file path=Object 2/content.xml><?xml version="1.0" encoding="utf-8"?>
<math xmlns="http://www.w3.org/1998/Math/MathML" display="block">
  <semantics>
    <mrow>
      <mi>u</mi>
      <mtext>=</mtext>
      <mi mathvariant="italic">ae</mi>
      <mn>12</mn>
    </mrow>
    <annotation encoding="StarMath 5.0">u"="ae 12</annotation>
  </semantics>
</math>
</file>

<file path=Object 3/content.xml><?xml version="1.0" encoding="utf-8"?>
<math xmlns="http://www.w3.org/1998/Math/MathML" display="block">
  <semantics>
    <mrow>
      <mi>v</mi>
      <mtext>=</mtext>
      <mn>123</mn>
      <mi>a</mi>
    </mrow>
    <annotation encoding="StarMath 5.0">v"="123 a</annotation>
  </semantics>
</math>
</file>

<file path=Object 4/content.xml><?xml version="1.0" encoding="utf-8"?>
<math xmlns="http://www.w3.org/1998/Math/MathML" display="block">
  <semantics>
    <mrow>
      <mi>x</mi>
      <mtext>=</mtext>
      <mi mathvariant="italic">aeiou</mi>
    </mrow>
    <annotation encoding="StarMath 5.0">x"="aeiou</annotation>
  </semantics>
</math>
</file>

<file path=Object 5/content.xml><?xml version="1.0" encoding="utf-8"?>
<math xmlns="http://www.w3.org/1998/Math/MathML" display="block">
  <semantics>
    <mi mathvariant="italic">uvx</mi>
    <annotation encoding="StarMath 5.0">uvx</annotation>
  </semantics>
</math>
</file>

<file path=Object 6/content.xml><?xml version="1.0" encoding="utf-8"?>
<math xmlns="http://www.w3.org/1998/Math/MathML" display="block">
  <semantics>
    <msup>
      <mrow>
        <mo stretchy="false">(</mo>
        <mi mathvariant="italic">xu</mi>
        <mo stretchy="false">)</mo>
      </mrow>
      <mn>2</mn>
    </msup>
    <annotation encoding="StarMath 5.0">{\( xu \)} ^ {2}</annotation>
  </semantics>
</math>
</file>

<file path=Object 7/content.xml><?xml version="1.0" encoding="utf-8"?>
<math xmlns="http://www.w3.org/1998/Math/MathML" display="block">
  <semantics>
    <msup>
      <mi>v</mi>
      <mn>3</mn>
    </msup>
    <annotation encoding="StarMath 5.0">{v} ^ {3}</annotation>
  </semantics>
</math>
</file>

<file path=Object 8/content.xml><?xml version="1.0" encoding="utf-8"?>
<math xmlns="http://www.w3.org/1998/Math/MathML" display="block">
  <semantics>
    <mrow>
      <mtext>|</mtext>
      <mi mathvariant="italic">uuv</mi>
      <mtext>|</mtext>
    </mrow>
    <annotation encoding="StarMath 5.0">"|"uuv"|"</annotation>
  </semantics>
</math>
</file>

<file path=Object 9/content.xml><?xml version="1.0" encoding="utf-8"?>
<math xmlns="http://www.w3.org/1998/Math/MathML" display="block">
  <semantics>
    <mrow>
      <mi>Σ</mi>
      <mtext> </mtext>
      <mtext>=</mtext>
      <mtext> </mtext>
      <mo stretchy="false">{</mo>
      <mn>0,1</mn>
      <mo stretchy="false">}</mo>
    </mrow>
    <annotation encoding="StarMath 5.0">Σ " ""="" "\{0,1\}</annotation>
  </semantics>
</math>
</file>